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color="#000000" style:font-name="Arial" style:font-name-asian="Arial" style:font-name-complex="Arial"/>
    </style:style>
    <style:style style:name="P9"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0" style:family="paragraph" style:parent-style-name="Text_20_body">
      <style:paragraph-properties fo:break-before="page"/>
    </style:style>
    <style:style style:name="P11" style:family="paragraph" style:parent-style-name="Contents_20_Heading">
      <style:paragraph-properties fo:break-before="page"/>
    </style:style>
    <style:style style:name="P12"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color="#2e861d" style:font-name="Courier" fo:font-size="13pt" style:font-name-asian="Courier" style:font-size-asian="13pt" style:font-name-complex="Courier" style:font-size-complex="13pt"/>
    </style:style>
    <style:style style:name="P15" style:family="paragraph" style:parent-style-name="Standard">
      <style:paragraph-properties fo:margin-top="0cm" fo:margin-bottom="0.212cm" style:writing-mode="lr-tb"/>
      <style:text-properties fo:color="#000000" style:font-name="Arial" style:font-name-asian="Arial" style:font-name-complex="Arial"/>
    </style:style>
    <style:style style:name="P16"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1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9"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20"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21" style:family="paragraph" style:parent-style-name="Text_20_body">
      <style:paragraph-properties fo:margin-left="1.27cm" fo:margin-right="0cm"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Standard">
      <style:paragraph-properties fo:text-align="start" style:justify-single-word="false" style:text-autospace="none">
        <style:tab-stops>
          <style:tab-stop style:position="0.847cm"/>
        </style:tab-stops>
      </style:paragraph-properties>
    </style:style>
    <style:style style:name="P24" style:family="paragraph" style:parent-style-name="Standard">
      <style:text-properties fo:color="#000000" style:font-name="Monaco" fo:font-size="10pt" style:font-name-asian="Monaco" style:font-size-asian="10pt" style:font-name-complex="Monaco" style:font-size-complex="10pt"/>
    </style:style>
    <style:style style:name="P25"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26" style:family="paragraph" style:parent-style-name="Contents_20_2">
      <style:paragraph-properties>
        <style:tab-stops>
          <style:tab-stop style:position="14.071cm" style:type="right" style:leader-style="dotted" style:leader-text="."/>
        </style:tab-stops>
      </style:paragraph-properties>
    </style:style>
    <style:style style:name="P27" style:family="paragraph" style:parent-style-name="Contents_20_3">
      <style:paragraph-properties>
        <style:tab-stops>
          <style:tab-stop style:position="13.571cm" style:type="right" style:leader-style="dotted" style:leader-text="."/>
        </style:tab-stops>
      </style:paragraph-properties>
    </style:style>
    <style:style style:name="P28" style:family="paragraph" style:parent-style-name="Contents_20_1">
      <style:paragraph-properties>
        <style:tab-stops>
          <style:tab-stop style:position="14.57cm" style:type="right" style:leader-style="dotted" style:leader-text="."/>
        </style:tab-stops>
      </style:paragraph-properties>
    </style:style>
    <style:style style:name="P29"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30" style:family="paragraph" style:parent-style-name="Heading_20_1">
      <style:paragraph-properties fo:break-before="page"/>
    </style:style>
    <style:style style:name="P31" style:family="paragraph" style:parent-style-name="Text_20_body" style:list-style-name="L1"/>
    <style:style style:name="P32" style:family="paragraph" style:parent-style-name="Text_20_body" style:list-style-name="L2"/>
    <style:style style:name="P33" style:family="paragraph" style:parent-style-name="Heading_20_3">
      <style:paragraph-properties fo:break-before="page"/>
    </style:style>
    <style:style style:name="P3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fik6" text:anchor-type="paragraph" svg:width="14.57cm" svg:height="20.814cm" draw:z-index="20"><draw:image xlink:href="../../../../Test/GUI/wxWrapper/splash.png" xlink:type="simple" xlink:show="embed" xlink:actuate="onLoad"/></draw:frame></text:p>
      <text:p text:style-name="P5">Create database applications fast</text:p>
      <text:p text:style-name="P5"/>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Rapid Database GUI Designer</text:p>
      <text:p text:style-name="P6"/>
      <text:p text:style-name="P6">Documentation</text:p>
      <text:p text:style-name="P6"/>
      <text:p text:style-name="P6">Create database applications in minutes</text:p>
      <text:p text:style-name="P6"/>
      <text:p text:style-name="P6">© 2000-2009 Lothar Behrens</text:p>
      <text:p text:style-name="P3"/>
      <text:p text:style-name="P3"/>
      <text:p text:style-name="P6">$Revision: 1.3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Table of contents</text:p>
            </text:index-title>
            <text:p text:style-name="P28">Introduction<text:tab/>4</text:p>
            <text:p text:style-name="P28">Concept<text:tab/>5</text:p>
            <text:p text:style-name="P28">Quickstart<text:tab/>6</text:p>
            <text:p text:style-name="P26">Creating an UML model<text:tab/>6</text:p>
            <text:p text:style-name="P27">Package names<text:tab/>7</text:p>
            <text:p text:style-name="P27">Creating packages<text:tab/>7</text:p>
            <text:p text:style-name="P27">Create a classview<text:tab/>8</text:p>
            <text:p text:style-name="P27">Create a class diagram<text:tab/>8</text:p>
            <text:p text:style-name="P27">Start modelling<text:tab/>9</text:p>
            <text:p text:style-name="P26">Create some classes<text:tab/>9</text:p>
            <text:p text:style-name="P26">Relate classes<text:tab/>9</text:p>
            <text:p text:style-name="P26">Creating attributes<text:tab/>11</text:p>
            <text:p text:style-name="P28">Export the UML model<text:tab/>12</text:p>
            <text:p text:style-name="P28">Import UML model<text:tab/>14</text:p>
            <text:p text:style-name="P28">The first prototype<text:tab/>16</text:p>
            <text:p text:style-name="P28">You have an existing database<text:tab/>17</text:p>
            <text:p text:style-name="P28">The sample Postbooks<text:tab/>17</text:p>
            <text:p text:style-name="P26">Setup the ODBC connection to the database<text:tab/>17</text:p>
            <text:p text:style-name="P26">Create a new UML model (Quickstart)<text:tab/>18</text:p>
            <text:p text:style-name="P26">Export of the model in XMI 1.2 and import<text:tab/>18</text:p>
            <text:p text:style-name="P26">Prepare for Reverse engineering<text:tab/>18</text:p>
            <text:p text:style-name="P26">Export the application as XMI 2.1<text:tab/>19</text:p>
            <text:p text:style-name="P26">Import the XMI 2.1 model in BoUML<text:tab/>21</text:p>
            <text:p text:style-name="P27">Start the XMI inport into BoUML<text:tab/>22</text:p>
            <text:p text:style-name="P26">Postbooks application as UML model<text:tab/>23</text:p>
            <text:p text:style-name="P26">Postbooks application as prototype<text:tab/>24</text:p>
            <text:p text:style-name="P28">Applying bussiness rules<text:tab/>26</text:p>
            <text:p text:style-name="P26">What are bussiness rules?<text:tab/>26</text:p>
            <text:p text:style-name="P26">Technical implementation of bussiness rules<text:tab/>26</text:p>
            <text:p text:style-name="P26">A first bussiness rule<text:tab/>27</text:p>
            <text:p text:style-name="P26">Extend the functionality of the prototype<text:tab/>29</text:p>
          </text:index-body>
        </text:table-of-content>
        <text:p text:style-name="P12"/>
      </text:section>
      <text:section text:style-name="Sect3" text:name="Bereich2">
        <text:h text:style-name="P30" text:outline-level="1">Introduction</text:h>
        <text:p text:style-name="Text_20_body"/>
        <text:p text:style-name="P7">Creating database applications is not easy. Especially the creation of database applications, like CRM systems or a simple CD cataloging system.</text:p>
        <text:p text:style-name="P7"/>
        <text:p text:style-name="P7">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8"/>
        <text:p text:style-name="P8">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5"/>
        <text:p text:style-name="P15">Also with the prototype you can test the application before any line of code has been written and with a real database.</text:p>
        <text:p text:style-name="P16"/>
        <text:h text:style-name="P30"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text:p>
        <text:p text:style-name="Text_20_body"/>
        <text:p text:style-name="Text_20_body">Or you use a designer that understands to create XML files that principally could be imported.</text:p>
        <text:p text:style-name="Text_20_body"/>
        <text:p text:style-name="Text_20_body">Included in this software package is a UML modelling tool (<text:a xlink:type="simple" xlink:href="http://bouml.free.fr/">UML</text:a>) that I support with an import function (template).</text:p>
        <text:p text:style-name="Text_20_body"/>
        <text:p text:style-name="Text_20_body">But there also could other tools used that supports an usable XML format. With usable format I mean that the modelling is useful and also could be translated into the internal format.</text:p>
        <text:p text:style-name="Text_20_body"/>
        <text:p text:style-name="P13"/>
        <text:h text:style-name="P30" text:outline-level="1">Quickstart</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1"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33"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1"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33"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3" draw:name="Grafik29" text:anchor-type="paragraph" svg:x="7.592cm" svg:y="0.427cm" svg:width="1.64cm" svg:height="0.661cm" draw:z-index="4"><draw:image xlink:href="../UML%20Projekt%20Toolbar%20New%20class.tiff" xlink:type="simple" xlink:show="embed" xlink:actuate="onLoad"/></draw:frame></text:p>
        <text:p text:style-name="Text_20_body">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4"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0">Until now the model looks like as follows:</text:p>
        <text:p text:style-name="Text_20_body"><draw:frame draw:style-name="fr1"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1416406518" text:style-name="L1">
          <text:list-item>
            <text:p text:style-name="P31">Create attributes</text:p>
          </text:list-item>
          <text:list-item>
            <text:p text:style-name="P31">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34"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5"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30"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6"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0">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30"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0">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22"><draw:frame draw:style-name="fr4"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1"/>
        <text:p text:style-name="P21"/>
        <text:p text:style-name="P21"/>
        <text:p text:style-name="Text_20_body"/>
        <text:p text:style-name="P10">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1" draw:name="Grafik20" text:anchor-type="paragraph" svg:width="14.57cm" svg:height="8.073cm" draw:z-index="14"><draw:image xlink:href="../UML%20Projekt%20Testen.tiff" xlink:type="simple" xlink:show="embed" xlink:actuate="onLoad"/></draw:frame></text:p>
        <text:p text:style-name="Text_20_body"/>
        <text:h text:style-name="P30"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1406195247" text:style-name="L2">
          <text:list-item>
            <text:p text:style-name="P32">You want to replace an existing application</text:p>
          </text:list-item>
          <text:list-item>
            <text:p text:style-name="P32">You want to provide a separate application with parts only</text:p>
          </text:list-item>
          <text:list-item>
            <text:p text:style-name="P32">You want to create a web interface and therefore start with a prototype</text:p>
          </text:list-item>
        </text:list>
        <text:p text:style-name="Text_20_body"/>
        <text:p text:style-name="Text_20_body">There are truly more reasons,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text:bookmark-start text:name="__RefHeading__39172814"/>Setup the ODBC connection to the database<text:bookmark-end text:name="__RefHeading__39172814"/></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34"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Heading_20_2" text:outline-level="2">Prepare for Reverse engineering</text:h>
        <text:p text:style-name="Text_20_body"/>
        <text:p text:style-name="Text_20_body"><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34"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1" draw:name="Grafik1" text:anchor-type="paragraph" svg:width="14.57cm" svg:height="8.752cm" draw:z-index="16"><draw:image xlink:href="../Einstellungen%20Export%20zu%20UML%20(XMI%202.1).tiff" xlink:type="simple" xlink:show="embed" xlink:actuate="onLoad"/></draw:frame></text:p>
        <text:p text:style-name="Text_20_body">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text:soft-page-break/></text:p>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34"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7"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34" text:outline-level="2">Postbooks application as UML model</text:h>
        <text:h text:style-name="Heading_20_2" text:outline-level="2"/>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1"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2" text:outline-level="2">Postbooks application as prototype</text:h>
        <text:h text:style-name="Heading_20_2" text:outline-level="2"/>
        <text:p text:style-name="Text_20_body">Here you will see two screenshots of company and accnt table in the prototype on Windows. I have currently no Unicode drivers for PostgreSQL on my Mac, thus the resulting screenshots are done using Windows.</text:p>
        <text:p text:style-name="Text_20_body"/>
        <text:p text:style-name="Text_20_body">The Company form shows some of the collumns in the table. Note the detection of different types:</text:p>
        <text:p text:style-name="Text_20_body"><draw:frame draw:style-name="fr1" draw:name="Grafik8" text:anchor-type="paragraph" svg:width="14.57cm" svg:height="10.927cm" draw:z-index="23"><draw:image xlink:href="../Postbooks%20Company.png" xlink:type="simple" xlink:show="embed" xlink:actuate="onLoad"/></draw:frame></text:p>
        <text:p text:style-name="Text_20_body">Note: The sample application shown here does not exactly represent the UML model shown above. There is an arrow from the 'Company' to the 'Accnt' form class (&lt;&lt;form&gt;&gt;). This will result into an additional button in the above form.</text:p>
        <text:p text:style-name="P10"><draw:frame draw:style-name="fr8"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Text_20_body"/>
        <text:p text:style-name="Text_20_body"/>
        <text:h text:style-name="P30" text:outline-level="1">Applying bussiness rules</text:h>
        <text:p text:style-name="Text_20_body"/>
        <text:p text:style-name="Text_20_body">In the new version as of 1.0rc4, you have the opportunity to add bussiness rules to your application. </text:p>
        <text:p text:style-name="Text_20_body"/>
        <text:h text:style-name="Heading_20_2" text:outline-level="2">What are bussiness rules?</text:h>
        <text:p text:style-name="Text_20_body"/>
        <text:p text:style-name="Text_20_body">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Text_20_body"/>
        <text:h text:style-name="Heading_20_2" text:outline-level="2">Technical implementation of bussiness rules</text:h>
        <text:p text:style-name="Text_20_body"/>
        <text:p text:style-name="Text_20_body">The technical implementation of bussiness rules is done with an extension of the existing action functionality you could use to model your application. The actions firstly have been described in the document '<text:a xlink:type="simple" xlink:href="http://lbdmf.cvs.sourceforge.net/viewvc/*checkout*/lbdmf/CPP/AppDevelopmentDemo/DynamicApp/Doc/DynamicApp.pdf?revision=1.6">DynamicApp.pdf</text:a>' on page 10. You should find this document in the source code distribution or at the linked document.</text:p>
        <text:p text:style-name="Text_20_body"/>
        <text:p text:style-name="Text_20_body">An action can be understood as a button click. Some buttons on a form are predefined actions such as 'First', 'Previous', 'Next' and 'Last'. These actions and other buttons are 'CRUD' actions you could perform in a simple 'CRUD' application.</text:p>
        <text:p text:style-name="Text_20_body"/>
        <text:p text:style-name="Text_20_body">But a bussiness rule could also understood as an action. It is a validation action to ensure correctness and can include proper error messages if the rule doesn't match.</text:p>
        <text:p text:style-name="Text_20_body"/>
        <text:p text:style-name="Text_20_body">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Text_20_body"/>
        <text:h text:style-name="P34" text:outline-level="2">A first bussiness rule</text:h>
        <text:p text:style-name="Text_20_body"/>
        <text:p text:style-name="Text_20_body">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Text_20_body"/>
        <text:p text:style-name="Text_20_body">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Text_20_body"/>
        <text:p text:style-name="Text_20_body">The meeting is about to discuss the address entity and related bussiness rules.</text:p>
        <text:p text:style-name="Text_20_body"/>
        <text:p text:style-name="Text_20_body">„Address:“</text:p>
        <text:p text:style-name="Text_20_body"/>
        <text:p text:style-name="Text_20_body"><text:tab/>„Fields:“</text:p>
        <text:p text:style-name="Text_20_body"><text:tab/><text:tab/>„Country, town, street, zip code, house number“</text:p>
        <text:p text:style-name="Text_20_body"/>
        <text:p text:style-name="Text_20_body"><text:tab/>„Conditions:“</text:p>
        <text:p text:style-name="Text_20_body"><text:tab/><text:tab/>„The fields except country must not be empty“</text:p>
        <text:p text:style-name="Text_20_body"><text:tab/><text:tab/>„The zip code must match formatting for the current country“</text:p>
        <text:p text:style-name="Text_20_body"/>
        <text:p text:style-name="Text_20_body">These notes discover a missing entity as the country may not be a free text field due to the second condition. Here is the note:</text:p>
        <text:p text:style-name="Text_20_body"/>
        <text:p text:style-name="Text_20_body">„Need entity country with additional formatting rules for zip codes“</text:p>
        <text:p text:style-name="Text_20_body"/>
        <text:p text:style-name="Text_20_body">I just had a look at wikipedia and there are plenty difficult rules you could enforce per country. See <text:a xlink:type="simple" xlink:href="http://en.wikipedia.org/wiki/Postal_codes_in_the_United_Kingdom">here</text:a>. A more simple rule may be ignoring this condition for now, as the modeling doesn't yet support it and the application can't handle such rules. I assume much more complexity for this.</text:p>
        <text:p text:style-name="Text_20_body"/>
        <text:p text:style-name="Text_20_body">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Text_20_body"/>
        <text:p text:style-name="Text_20_body">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Text_20_body"/>
        <text:p text:style-name="Text_20_body">The activity diagram used for the validation as a bussiness rule:</text:p>
        <text:p text:style-name="Text_20_body"><draw:frame draw:style-name="fr1" draw:name="Grafik10" text:anchor-type="paragraph" svg:width="14.57cm" svg:height="10.178cm" draw:z-index="24"><draw:image xlink:href="../ActivityDiagram.png" xlink:type="simple" xlink:show="embed" xlink:actuate="onLoad"/></draw:frame></text:p>
        <text:p text:style-name="Text_20_body">The result of a success is indicated by a 'return' value of result = 1, where as a failure has a value of 0 in 'result'.</text:p>
        <text:p text:style-name="Text_20_body"/>
        <text:p text:style-name="Text_20_body">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Text_20_body"/>
        <text:p text:style-name="Text_20_body">signal = showMsgBox, title = Error and msg = Your error message.</text:p>
        <text:p text:style-name="P10">Without these properties nothing will happen or the application will behave wrongly. The name of the action with is used to show a message box id for documentation only. The real message is taken from the msg property.</text:p>
        <text:p text:style-name="Text_20_body"/>
        <text:p text:style-name="Text_20_body">All message boxes are followed by one action as a next step. This action is a UML opaque action that currently does nothing, but directing the flow to one followup flow or a final flow on failure.</text:p>
        <text:p text:style-name="Text_20_body"/>
        <text:p text:style-name="Text_20_body">The final flow after an error sets the value in 'result' to 0 to indicate an error. The setting of a value is done by adding a transition rule as an assignement. As above the succeeding flow uses result = 1, the failure flow uses result = 0 as a transition.</text:p>
        <text:p text:style-name="Text_20_body"/>
        <text:p text:style-name="Text_20_body">These final flow transitions must be configured to let the application function properly. Without that you will get an error message about wrong UML modeling.</text:p>
        <text:p text:style-name="Text_20_body"/>
        <text:p text:style-name="Text_20_body">You see, that validating several values could be done with moderate amount of UML modeling. There is no restriction in amount of decisions and error messages and therefore much more complex rules could be modeled.</text:p>
        <text:p text:style-name="Text_20_body"/>
        <text:p text:style-name="Text_20_body">The UML model for this documentation is included in the source code distribution and in the binary samples distribution. For a reference consult that UML model.</text:p>
        <text:p text:style-name="Text_20_body"/>
        <text:h text:style-name="Heading_20_2" text:outline-level="2">Extend the functionality of the prototype</text:h>
        <text:p text:style-name="Text_20_body"/>
        <text:p text:style-name="Text_20_body">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Text_20_body"/>
        <text:p text:style-name="Text_20_body">There is really a need for this third document, as of the flexibility you will gain. For sample the message box I use in the UML sample is implemented as follows (but I can't call such methods dynamically): </text:p>
        <text:p text:style-name="P14"/>
        <text:p text:style-name="Text_20_body"><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Text_20_body"/>
        <text:p text:style-name="Text_20_body">You see the title and the msg parameter above. They are related directly to the way it has to be modelled. So you either have to look into code or wait for the document to read how to extend the functionality. Be warned, this is not <text:soft-page-break/>all you need to know. It is much more. For sample this function uses a <text:a xlink:type="simple" xlink:href="http://en.wikipedia.org/wiki/Dynamic_dispatch">dispatcher</text:a> and <text:a xlink:type="simple" xlink:href="http://de.wikipedia.org/wiki/Marshalling">marschalls</text:a> the parameter. This is because of decoupling the GUI implementation from the application logic that uses it. A dynamic marshalling is used to send a signal in terms of the UML signal action.</text:p>
        <text:p text:style-name="Text_20_body"/>
        <text:p text:style-name="Text_20_body">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Text_20_body"/>
        <text:p text:style-name="Text_20_body">This is a good sample of what to think about when enhancing the function of the application. Think twice before hacking, it may be good when having a new feature also modelable in UML :-)</text:p>
        <text:p text:style-name="Text_20_body"/>
        <text:p text:style-name="Text_20_body">The code:</text:p>
        <text:p text:style-name="Text_20_body"/>
        <text:p text:style-name="Standard"><text:span text:style-name="T7">lbErrCodes LB_STDCALL lb_wxGUI::msgBox(</text:span><text:span text:style-name="T8">char</text:span><text:span text:style-name="T7">* windowTitle, </text:span><text:span text:style-name="T8">char</text:span><text:span text:style-name="T7">* msg) {</text:span></text:p>
        <text:p text:style-name="P23"><text:span text:style-name="T7"><text:tab/></text:span><text:span text:style-name="T8">if</text:span><text:span text:style-name="T7"> (!splashOpened) {</text:span></text:p>
        <text:p text:style-name="P23"><text:span text:style-name="T7"><text:s text:c="8"/>wxMessageDialog dialog(</text:span><text:span text:style-name="T8">NULL</text:span><text:span text:style-name="T7">, msg, windowTitle, wxOK);</text:span></text:p>
        <text:p text:style-name="P25"/>
        <text:p text:style-name="P25"><text:s text:c="8"/>dialog.ShowModal();</text:p>
        <text:p text:style-name="P23"><text:span text:style-name="T7"><text:tab/>} </text:span><text:span text:style-name="T8">else</text:span><text:span text:style-name="T7"> {</text:span></text:p>
        <text:p text:style-name="P23"><text:span text:style-name="T7"><text:tab/><text:tab/></text:span><text:span text:style-name="T8">if</text:span><text:span text:style-name="T7"> (pendingMessages == </text:span><text:span text:style-name="T8">NULL</text:span><text:span text:style-name="T7">) {</text:span></text:p>
        <text:p text:style-name="P25"><text:tab/><text:tab/><text:tab/>REQUEST(getModuleInstance(), lb_I_String, pendingMessages)</text:p>
        <text:p text:style-name="P23"><text:span text:style-name="T7"><text:tab/><text:tab/><text:tab/>*pendingMessages = </text:span><text:span text:style-name="T10">""</text:span><text:span text:style-name="T7">;</text:span></text:p>
        <text:p text:style-name="P25"><text:tab/><text:tab/>}</text:p>
        <text:p text:style-name="P25"><text:tab/><text:tab/></text:p>
        <text:p text:style-name="P23"><text:span text:style-name="T7"><text:tab/><text:tab/>*pendingMessages += </text:span><text:span text:style-name="T10">"\n"</text:span><text:span text:style-name="T7">;</text:span></text:p>
        <text:p text:style-name="P25"><text:tab/><text:tab/>*pendingMessages += windowTitle;</text:p>
        <text:p text:style-name="P23"><text:span text:style-name="T7"><text:tab/><text:tab/>*pendingMessages += </text:span><text:span text:style-name="T10">"\n"</text:span><text:span text:style-name="T7">;</text:span></text:p>
        <text:p text:style-name="P25"><text:tab/><text:tab/>*pendingMessages += msg;</text:p>
        <text:p text:style-name="P25"><text:tab/>}</text:p>
        <text:p text:style-name="P23"><text:span text:style-name="T7"><text:tab/></text:span><text:span text:style-name="T8">return</text:span><text:span text:style-name="T7"> ERR_NONE;</text:span></text:p>
        <text:p text:style-name="P25">}</text:p>
        <text:p text:style-name="Text_20_body"/>
        <text:p text:style-name="Text_20_body">This function is part of a collection in a wrapper class having a plain C++ interface in mind without unhiding GUI implementation specific classes and stuff. </text:p>
        <text:p text:style-name="P10">The unmarshalling method:</text:p>
        <text:p text:style-name="Text_20_body"/>
        <text:p text:style-name="P24">lbErrCodes LB_STDCALL lb_wxFrame::showMsgBox(lb_I_Unknown* uk) {</text:p>
        <text:p text:style-name="P25"><text:tab/>lbErrCodes err = ERR_NONE;</text:p>
        <text:p text:style-name="P25"><text:tab/></text:p>
        <text:p text:style-name="P25"><text:tab/>UAP(lb_I_Parameter, param)</text:p>
        <text:p text:style-name="P25"><text:tab/>UAP_REQUEST(manager.getPtr(), lb_I_String, parameter)</text:p>
        <text:p text:style-name="P25"><text:tab/>UAP_REQUEST(manager.getPtr(), lb_I_String, msg)</text:p>
        <text:p text:style-name="P25"><text:tab/>UAP_REQUEST(manager.getPtr(), lb_I_String, title)</text:p>
        <text:p text:style-name="P25"><text:tab/>QI(uk, lb_I_Parameter, param)</text:p>
        <text:p text:style-name="P25"><text:tab/><text:tab/></text:p>
        <text:p text:style-name="P23"><text:span text:style-name="T7"><text:tab/>parameter-&gt;setData(</text:span><text:span text:style-name="T10">"msg"</text:span><text:span text:style-name="T7">);</text:span></text:p>
        <text:p text:style-name="P25"><text:tab/>param-&gt;getUAPString(*&amp;parameter, *&amp;msg);</text:p>
        <text:p text:style-name="P23"><text:span text:style-name="T7"><text:tab/>parameter-&gt;setData(</text:span><text:span text:style-name="T10">"title"</text:span><text:span text:style-name="T7">);</text:span></text:p>
        <text:p text:style-name="P25"><text:tab/>param-&gt;getUAPString(*&amp;parameter, *&amp;title);</text:p>
        <text:p text:style-name="P25"/>
        <text:p text:style-name="P25"><text:tab/>gui-&gt;msgBox(title-&gt;charrep(), msg-&gt;charrep());</text:p>
        <text:p text:style-name="P25"><text:tab/></text:p>
        <text:p text:style-name="P23"><text:span text:style-name="T7"><text:tab/></text:span><text:span text:style-name="T8">return</text:span><text:span text:style-name="T7"> err;</text:span></text:p>
        <text:p text:style-name="P25">}</text:p>
        <text:p text:style-name="P25"/>
        <text:p text:style-name="P20">This function is responsible for unmarshalling the parameters passed in a parameter container. The first code sample lb_MetaApplication::msgBox is the counterpart to this – the marshalling function.</text:p>
        <text:p text:style-name="P20"/>
        <text:p text:style-name="P20">Why do I have choosen such a scheme?</text:p>
        <text:p text:style-name="P20"/>
        <text:p text:style-name="P20">The method as follows is only for the encapsulation of the underlying GUI framework. The user of the independent GUI API shouldn't need to know, what GUI framework is used.</text:p>
        <text:p text:style-name="P20"/>
        <text:p text:style-name="P17"><text:span text:style-name="T11">lbErrCodes LB_STDCALL lb_wxGUI::msgBox(</text:span><text:span text:style-name="T9">char</text:span><text:span text:style-name="T11">* windowTitle, </text:span><text:span text:style-name="T9">char</text:span><text:span text:style-name="T11">* msg)</text:span></text:p>
        <text:p text:style-name="P19"/>
        <text:p text:style-name="P20">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18"/>
        <text:p text:style-name="P19">lbErrCodes LB_STDCALL lb_wxFrame::showMsgBox(lb_I_Unknown* uk)</text:p>
        <text:p text:style-name="P19"/>
        <text:p text:style-name="Text_20_body">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 rc4 <text:tab/>Database Applicationprototyping<text:tab/><text:date style:data-style-name="N36" text:date-value="2009-06-27T02:10:58">27.06.2009</text:date></text:p>
      </style:header>
      <style:footer>
        <text:p text:style-name="Footer">Author: Lothar Behrens <text:tab/><text:a xlink:type="simple" xlink:href="http://www.lollisoft.de/">http://www.lollisoft.de</text:a> <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7-09-08T14:11:00</meta:creation-date>
    <dc:creator>Lothar Behrens</dc:creator>
    <dc:date>2009-06-27T02:10:57</dc:date>
    <dc:language>en-US</dc:language>
    <meta:editing-cycles>292</meta:editing-cycles>
    <meta:editing-duration>PT43H19M03S</meta:editing-duration>
    <meta:document-statistic meta:table-count="0" meta:image-count="25" meta:object-count="0" meta:page-count="31" meta:paragraph-count="247" meta:word-count="4722" meta:character-count="27940"/>
    <meta:user-defined meta:name="Info 1"/>
    <meta:user-defined meta:name="Info 2"/>
    <meta:user-defined meta:name="Info 3"/>
    <meta:user-defined meta:name="Info 4"/>
  </office:meta>
</office:document-meta>
</file>